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3e7a" officeooo:paragraph-rsid="001d3e7a"/>
    </style:style>
    <style:style style:name="P2" style:family="paragraph" style:parent-style-name="Standard">
      <style:text-properties officeooo:rsid="001d3e7a" officeooo:paragraph-rsid="001dc98b"/>
    </style:style>
    <style:style style:name="P3" style:family="paragraph" style:parent-style-name="Standard">
      <style:text-properties officeooo:rsid="001dc98b" officeooo:paragraph-rsid="001dc98b"/>
    </style:style>
    <style:style style:name="P4" style:family="paragraph" style:parent-style-name="Standard">
      <style:text-properties officeooo:rsid="001df46e" officeooo:paragraph-rsid="001df46e"/>
    </style:style>
    <style:style style:name="P5" style:family="paragraph" style:parent-style-name="Standard">
      <style:text-properties officeooo:rsid="0021d2c0" officeooo:paragraph-rsid="0021d2c0"/>
    </style:style>
    <style:style style:name="P6" style:family="paragraph" style:parent-style-name="Standard">
      <style:text-properties officeooo:rsid="0025ecbf" officeooo:paragraph-rsid="0025ecbf"/>
    </style:style>
    <style:style style:name="P7" style:family="paragraph" style:parent-style-name="Standard">
      <style:text-properties officeooo:rsid="0027aea8" officeooo:paragraph-rsid="0027aea8"/>
    </style:style>
    <style:style style:name="P8" style:family="paragraph" style:parent-style-name="Standard">
      <style:text-properties officeooo:rsid="002a115e" officeooo:paragraph-rsid="002a115e"/>
    </style:style>
    <style:style style:name="P9" style:family="paragraph" style:parent-style-name="Standard">
      <style:text-properties fo:font-weight="bold" officeooo:rsid="002a115e" officeooo:paragraph-rsid="002a115e" style:font-weight-asian="bold" style:font-weight-complex="bold"/>
    </style:style>
    <style:style style:name="P10" style:family="paragraph" style:parent-style-name="Standard">
      <style:text-properties fo:font-weight="bold" officeooo:rsid="0027aea8" officeooo:paragraph-rsid="0027aea8" style:font-weight-asian="bold" style:font-weight-complex="bold"/>
    </style:style>
    <style:style style:name="P11" style:family="paragraph" style:parent-style-name="Standard">
      <style:text-properties fo:font-weight="bold" officeooo:rsid="0025ecbf" officeooo:paragraph-rsid="0025ecbf" style:font-weight-asian="bold" style:font-weight-complex="bold"/>
    </style:style>
    <style:style style:name="P12" style:family="paragraph" style:parent-style-name="Standard">
      <style:text-properties fo:font-weight="bold" officeooo:rsid="001df46e" officeooo:paragraph-rsid="001df46e" style:font-weight-asian="bold" style:font-weight-complex="bold"/>
    </style:style>
    <style:style style:name="P13" style:family="paragraph" style:parent-style-name="Standard">
      <style:text-properties fo:font-weight="bold" officeooo:rsid="003b4179" officeooo:paragraph-rsid="003b4179" style:font-weight-asian="bold" style:font-weight-complex="bold"/>
    </style:style>
    <style:style style:name="P14" style:family="paragraph" style:parent-style-name="Standard">
      <style:text-properties fo:font-weight="bold" officeooo:rsid="003c97aa" officeooo:paragraph-rsid="003c97aa" style:font-weight-asian="bold" style:font-weight-complex="bold"/>
    </style:style>
    <style:style style:name="P15" style:family="paragraph" style:parent-style-name="Standard">
      <style:text-properties officeooo:rsid="002bf6f1" officeooo:paragraph-rsid="002bf6f1"/>
    </style:style>
    <style:style style:name="P16" style:family="paragraph" style:parent-style-name="Standard">
      <style:text-properties officeooo:rsid="002eefd4" officeooo:paragraph-rsid="002eefd4"/>
    </style:style>
    <style:style style:name="P17" style:family="paragraph" style:parent-style-name="Standard">
      <style:text-properties officeooo:rsid="0033ef64" officeooo:paragraph-rsid="0033ef64"/>
    </style:style>
    <style:style style:name="P18" style:family="paragraph" style:parent-style-name="Standard">
      <style:text-properties officeooo:rsid="003557cb" officeooo:paragraph-rsid="003557cb"/>
    </style:style>
    <style:style style:name="P19" style:family="paragraph" style:parent-style-name="Standard">
      <style:text-properties fo:font-weight="normal" officeooo:rsid="003b4179" officeooo:paragraph-rsid="003b4179" style:font-weight-asian="normal" style:font-weight-complex="normal"/>
    </style:style>
    <style:style style:name="P20" style:family="paragraph" style:parent-style-name="Standard">
      <style:text-properties fo:font-weight="normal" officeooo:rsid="003c97aa" officeooo:paragraph-rsid="003c97aa" style:font-weight-asian="normal" style:font-weight-complex="normal"/>
    </style:style>
    <style:style style:name="P21" style:family="paragraph" style:parent-style-name="Standard">
      <style:text-properties fo:font-weight="normal" officeooo:rsid="0041b58c" officeooo:paragraph-rsid="0041b58c" style:font-weight-asian="normal" style:font-weight-complex="normal"/>
    </style:style>
    <style:style style:name="P22" style:family="paragraph" style:parent-style-name="Standard">
      <style:text-properties fo:font-weight="normal" officeooo:rsid="0043c50a" officeooo:paragraph-rsid="0043c50a" style:font-weight-asian="normal" style:font-weight-complex="normal"/>
    </style:style>
    <style:style style:name="P23" style:family="paragraph" style:parent-style-name="Standard">
      <style:text-properties fo:font-style="italic" style:text-underline-style="solid" style:text-underline-width="auto" style:text-underline-color="font-color" officeooo:rsid="003b4179" officeooo:paragraph-rsid="003b4179" style:font-style-asian="italic" style:font-style-complex="italic"/>
    </style:style>
    <style:style style:name="P24" style:family="paragraph" style:parent-style-name="Standard">
      <style:text-properties fo:font-style="normal" style:text-underline-style="none" officeooo:rsid="003b4179" officeooo:paragraph-rsid="003b4179" style:font-style-asian="normal" style:font-style-complex="normal"/>
    </style:style>
    <style:style style:name="P25" style:family="paragraph" style:parent-style-name="Standard">
      <style:text-properties fo:font-style="normal" style:text-underline-style="none" officeooo:rsid="0040ec5d" officeooo:paragraph-rsid="0040ec5d" style:font-style-asian="normal" style:font-style-complex="normal"/>
    </style:style>
    <style:style style:name="P26" style:family="paragraph" style:parent-style-name="Standard">
      <style:text-properties style:text-line-through-style="none" style:text-line-through-type="none" fo:font-style="normal" style:text-underline-style="none" officeooo:rsid="003fa33a" officeooo:paragraph-rsid="003fa33a" style:font-style-asian="normal" style:font-style-complex="normal"/>
    </style:style>
    <style:style style:name="P27" style:family="paragraph" style:parent-style-name="Standard">
      <style:text-properties style:text-line-through-style="none" style:text-line-through-type="none" fo:font-style="normal" style:text-underline-style="none" officeooo:rsid="003fb77c" officeooo:paragraph-rsid="003fb77c" style:font-style-asian="normal" style:font-style-complex="normal"/>
    </style:style>
    <style:style style:name="P28" style:family="paragraph" style:parent-style-name="Standard">
      <style:text-properties fo:font-weight="normal" officeooo:rsid="00475668" officeooo:paragraph-rsid="00475668" style:font-weight-asian="normal" style:font-weight-complex="normal"/>
    </style:style>
    <style:style style:name="T1" style:family="text">
      <style:text-properties officeooo:rsid="001dc98b"/>
    </style:style>
    <style:style style:name="T2" style:family="text">
      <style:text-properties officeooo:rsid="00209dc9"/>
    </style:style>
    <style:style style:name="T3" style:family="text">
      <style:text-properties officeooo:rsid="002a115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b4179" style:font-weight-asian="bold" style:font-weight-complex="bold"/>
    </style:style>
    <style:style style:name="T6" style:family="text">
      <style:text-properties officeooo:rsid="002ca932"/>
    </style:style>
    <style:style style:name="T7" style:family="text">
      <style:text-properties officeooo:rsid="002f42e6"/>
    </style:style>
    <style:style style:name="T8" style:family="text">
      <style:text-properties officeooo:rsid="002f4e23"/>
    </style:style>
    <style:style style:name="T9" style:family="text">
      <style:text-properties officeooo:rsid="00304199"/>
    </style:style>
    <style:style style:name="T10" style:family="text">
      <style:text-properties officeooo:rsid="0031c781"/>
    </style:style>
    <style:style style:name="T11" style:family="text">
      <style:text-properties officeooo:rsid="003557cb"/>
    </style:style>
    <style:style style:name="T12" style:family="text">
      <style:text-properties officeooo:rsid="00364b56"/>
    </style:style>
    <style:style style:name="T13" style:family="text">
      <style:text-properties officeooo:rsid="003b4179"/>
    </style:style>
    <style:style style:name="T14" style:family="text">
      <style:text-properties officeooo:rsid="0042aaad"/>
    </style:style>
    <style:style style:name="T15" style:family="text">
      <style:text-properties officeooo:rsid="00435d57"/>
    </style:style>
    <style:style style:name="T16" style:family="text">
      <style:text-properties officeooo:rsid="004443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Notas Sobre o Tcc</text:p>
      <text:p text:style-name="P1"/>
      <text:p text:style-name="P1">--add data</text:p>
      <text:p text:style-name="P1">--add # para encontrar info mais rapido</text:p>
      <text:p text:style-name="P1"/>
      <text:p text:style-name="P1">Dia 27/08/2018 <text:s/>#mininet #pyhton <text:span text:style-name="T1">#topology</text:span></text:p>
      <text:p text:style-name="P1"/>
      <text:p text:style-name="P1"/>
      <text:p text:style-name="P1">- <text:span text:style-name="T1">Para criar uma topologia customizada, preciso fazer a seguinte estrutura</text:span></text:p>
      <text:p text:style-name="P1"/>
      <text:p text:style-name="P2">“ </text:p>
      <text:p text:style-name="P3">class TopologyName(Topo):</text:p>
      <text:p text:style-name="P3"><text:tab/></text:p>
      <text:p text:style-name="P3"><text:tab/>def __init-_( self):</text:p>
      <text:p text:style-name="P3"/>
      <text:p text:style-name="P3"><text:tab/><text:tab/>Topo.__init__(self)</text:p>
      <text:p text:style-name="P3"/>
      <text:p text:style-name="P3"><text:tab/><text:tab/>(My Topology Structure)</text:p>
      <text:p text:style-name="P3"/>
      <text:p text:style-name="P3"/>
      <text:p text:style-name="P3"/>
      <text:p text:style-name="P3">topos = { ‘SimpleTopologyName’ : TopologyName }</text:p>
      <text:p text:style-name="P2"/>
      <text:p text:style-name="P2"><text:s/>”</text:p>
      <text:p text:style-name="P4">#POX#pox#Pox</text:p>
      <text:p text:style-name="P4">-Direto do codigo do POX</text:p>
      <text:p text:style-name="P4">“POX is a Software Defined Networking controller framework.</text:p>
      <text:p text:style-name="P4"/>
      <text:p text:style-name="P12">The commandline of POX is like:</text:p>
      <text:p text:style-name="P4">pox.py [POX options] [C1 [C1 options]] [C2 [C2 options]] ...</text:p>
      <text:p text:style-name="P4"/>
      <text:p text:style-name="P12">Notable POX options include:</text:p>
      <text:p text:style-name="P4"><text:s text:c="2"/>--<text:span text:style-name="T4">verbose</text:span> <text:s text:c="6"/>Print more debugging information (especially useful for</text:p>
      <text:p text:style-name="P4"><text:s text:c="18"/>problems on startup)</text:p>
      <text:p text:style-name="P4"><text:s text:c="2"/>--no-openflow <text:s text:c="2"/>Don't automatically load the OpenFlow module</text:p>
      <text:p text:style-name="P4"><text:s text:c="2"/>--log-config=F <text:s/>Load a Python log configuration file (if you include the</text:p>
      <text:p text:style-name="P4"><text:s text:c="18"/>option without specifying F, it defaults to logging.cfg)</text:p>
      <text:p text:style-name="P4"/>
      <text:p text:style-name="P4">C1, C2, etc. are component names (e.g., Python modules). <text:s/>Options they</text:p>
      <text:p text:style-name="P4">support are up to the module. <text:s/>As an example, you can load a learning</text:p>
      <text:p text:style-name="P4">switch app that listens on a non-standard port number by specifying an</text:p>
      <text:p text:style-name="P4">option to the of_01 component, and loading the l2_learning component like:</text:p>
      <text:p text:style-name="P4"><text:s text:c="2"/>./pox.py --verbose openflow.of_01 --port=663<text:span text:style-name="T2">3</text:span> forwarding.l2_learning</text:p>
      <text:p text:style-name="P5">OR ~/Mininet/pox/pox.py forwarding.hub</text:p>
      <text:p text:style-name="P4">The 'help' component can give help for other components. <text:s/>Start with:</text:p>
      <text:p text:style-name="P4"><text:s text:c="2"/>./pox.py help –help”</text:p>
      <text:p text:style-name="P4"/>
      <text:p text:style-name="P12">#custom#topology#mininet#pox</text:p>
      <text:p text:style-name="P4">-Inicar uma rede mininet com topologia customizada e controlador POX</text:p>
      <text:p text:style-name="P4"><text:soft-page-break/><text:s/>sudo mn --custom mycustomfilename <text:s/>--topo mytopology --controller remote</text:p>
      <text:p text:style-name="P4"><text:tab/> </text:p>
      <text:p text:style-name="P4"/>
      <text:p text:style-name="P11">Topologia triangulo:<text:span text:style-name="T3">#triangule#download#HTTPServer</text:span></text:p>
      <text:p text:style-name="P6">- Com forwarding.l2_learning não funciona por causa do loop</text:p>
      <text:p text:style-name="P6">-com forwarding.hub funciona mas não muito bem</text:p>
      <text:p text:style-name="P6"/>
      <text:p text:style-name="P6"><text:span text:style-name="T4">Criar topologia com l2_learning mas com um dos links down</text:span>:</text:p>
      <text:p text:style-name="P6">-Como topologia não esta em loop, l2_learning funciona</text:p>
      <text:p text:style-name="P6">-Fazer download d um arquivo e deixar um link down e o outro up funciona, mas ele demora muito pra descobrir o outro caminho( 1min e 45s)</text:p>
      <text:p text:style-name="P6"/>
      <text:p text:style-name="P10">Criar topologia com hub mas com um dos links downs:</text:p>
      <text:p text:style-name="P7">-Sem loop inicial, topologia funciona bem</text:p>
      <text:p text:style-name="P7">-Fazer download de um arquivo e deixar um link down e outro up funciona, reroteamento demora menos de 10s</text:p>
      <text:p text:style-name="P7"/>
      <text:p text:style-name="P7">-Com loop inicial, topologia funciona bem</text:p>
      <text:p text:style-name="P7">-Download funciona, mas fazer um link down demora bastante o reroteamento, mais d um minuto(nao foi medido ainda o tempo)</text:p>
      <text:p text:style-name="P1"/>
      <text:p text:style-name="P10">Comando para criar HTTP server</text:p>
      <text:p text:style-name="P7">h1 python -m SimpleHTTPServer 80 &amp;</text:p>
      <text:p text:style-name="P7">Obs: rodar o script da topologia no home, senao o sistema de arquivo e outro</text:p>
      <text:p text:style-name="P7"/>
      <text:p text:style-name="P9">LIDANDO COM LOOPS NO POX:</text:p>
      <text:p text:style-name="P8">sudo ./pox.py forwarding.l2_learning <text:s/>openflow.discovery --eat-early-packets openflow.spanning_tree --no-flood –hold-down</text:p>
      <text:p text:style-name="P8"/>
      <text:p text:style-name="P1">-<text:span text:style-name="T3">Consegue conectar todos de primeira</text:span></text:p>
      <text:p text:style-name="P1">-<text:span text:style-name="T3">Demora 1min e 30s para fazer o reroteamento caso um link falhe</text:span></text:p>
      <text:p text:style-name="P1">-<text:span text:style-name="T3">Nao funciona sem os parametros adicionados no discovery e no spanning_tree</text:span></text:p>
      <text:p text:style-name="P1"/>
      <text:p text:style-name="P15">Proximo dever:</text:p>
      <text:p text:style-name="P15">-ver por que o reroteamento demora</text:p>
      <text:p text:style-name="P15">-<text:span text:style-name="T6">ver se consigo fazer passar tráfego do youtube</text:span></text:p>
      <text:p text:style-name="P15">-<text:span text:style-name="T6">cobrar klenilmar</text:span></text:p>
      <text:p text:style-name="P15"/>
      <text:p text:style-name="P15"/>
      <text:p text:style-name="P15"/>
      <text:p text:style-name="P16"><text:span text:style-name="T5">Reunião</text:span> Klenilmar 10/09/2018</text:p>
      <text:p text:style-name="P16"/>
      <text:p text:style-name="P16">-Modulo me python separa entre streamming d video e background</text:p>
      <text:p text:style-name="P16">-Cliente vai ser o pc host</text:p>
      <text:p text:style-name="P16"/>
      <text:p text:style-name="P16">- <text:span text:style-name="T7">O novo fluxo, sera tipo: background,video</text:span></text:p>
      <text:p text:style-name="P16"/>
      <text:p text:style-name="P16">-<text:span text:style-name="T8">Classificador vai classificar as requisiçoes que chegam e apartir dessa classificaçao/identificaçao vai escolher qual o servidor que vai suprir a demanda</text:span></text:p>
      <text:p text:style-name="P16"/>
      <text:p text:style-name="P16">-<text:span text:style-name="T9">A classificaçao vai servir para melhorar o balanceamento.</text:span></text:p>
      <text:p text:style-name="P16"/>
      <text:p text:style-name="P16"><text:soft-page-break/>-<text:span text:style-name="T10">Estudar o modulo de firewall customizado,</text:span></text:p>
      <text:p text:style-name="P16"/>
      <text:p text:style-name="P16">-<text:span text:style-name="T10">O foco é levantar o modulo com o classificador</text:span></text:p>
      <text:p text:style-name="P16"/>
      <text:p text:style-name="P16">-<text:span text:style-name="T10">Estudar como e feito o treinamento </text:span></text:p>
      <text:p text:style-name="P16"/>
      <text:p text:style-name="P13">Reunião</text:p>
      <text:p text:style-name="P13"/>
      <text:p text:style-name="P17">-Tudo oq um datacenter pode fazer</text:p>
      <text:p text:style-name="P17">-<text:span text:style-name="T11">detalhar bem o cenario, e a proposta, e a aplicaçao-</text:span></text:p>
      <text:p text:style-name="P18">-simulaçao n tem compromisso com tempo real,utiliza parametro reais,<text:span text:style-name="T12">baseado num modelo</text:span></text:p>
      <text:p text:style-name="P18">-<text:span text:style-name="T12">emulação: copia o comportamento do funcionamento, focado em tempo real</text:span></text:p>
      <text:p text:style-name="P18"/>
      <text:p text:style-name="P13">Nova Proposta</text:p>
      <text:p text:style-name="P19">Após a implementação do classificador dentro do POX, dentro cenário abaixo indicado, fazer um módulo responsável pelo balanceamento de fluxo dentre os servidores-réplicas.</text:p>
      <text:p text:style-name="P19"/>
      <text:p text:style-name="P19">Ficou Combinado que o balanceamento é algo a mais a se fazer, e o foco principal do tcc continua sendo o classificador ( 15/09/2018 )</text:p>
      <text:p text:style-name="P18"/>
      <text:p text:style-name="P13">Cenário</text:p>
      <text:p text:style-name="P16">-<text:span text:style-name="T13">Cenário vai ser um rede local dentro de um datacenter, onde um switch de bordar está conectado com três servidores réplicas e com um host cliente.</text:span></text:p>
      <text:p text:style-name="P16"/>
      <text:p text:style-name="P16">-<text:span text:style-name="T13">Classificador deve identificar cada novo fluxo/requisição que é feita para qualquer um dos três servidores-réplicas</text:span></text:p>
      <text:p text:style-name="P16"/>
      <text:p text:style-name="P23">O que um DataCenter pode fazer?</text:p>
      <text:p text:style-name="P24"/>
      <text:p text:style-name="P25">Pode oferecer serviços de armazenamento de informações, além de servidores e aplicações para seus usuarios.</text:p>
      <text:p text:style-name="P24"/>
      <text:p text:style-name="P23">Por que um DataCenter?</text:p>
      <text:p text:style-name="P24"/>
      <text:p text:style-name="P23">Por que Separar Vídeo?</text:p>
      <text:p text:style-name="P24"/>
      <text:p text:style-name="P23">Diferenças entre Emulação e Simulação</text:p>
      <text:p text:style-name="P23"/>
      <text:p text:style-name="P26">Pelo o que eu entendi até agora então, a simulção tem como foco copiar o comportamento de um dispositivo ou fenômeno, enquanto que a emulação tem como foco copiar as estruturas internas de um dispositivo, de forma que objetos reais possam ate mesmo ser utilizado. Exemplo: filme de scy-fi onde alien tenta fazer um humano tentando copiar o dna, e filme onde um robo tenta ser um ser humano.</text:p>
      <text:p text:style-name="P27">Além disso, emulador se preucupa mais com tempo-real.</text:p>
      <text:p text:style-name="P27"/>
      <text:p text:style-name="P23">Por que Mininet?</text:p>
      <text:p text:style-name="P24"/>
      <text:p text:style-name="P23">Por que POX?</text:p>
      <text:p text:style-name="P16"/>
      <text:p text:style-name="P16"/>
      <text:p text:style-name="P13">Treinamento</text:p>
      <text:p text:style-name="P13"/>
      <text:p text:style-name="P13"><text:soft-page-break/></text:p>
      <text:p text:style-name="P14">Como Levantar um novo Módulo?</text:p>
      <text:p text:style-name="P20">-Se defini uma nova classe e suas implementações/funções/atributos</text:p>
      <text:p text:style-name="P20"/>
      <text:p text:style-name="P20">-Deve existir uma função chamada launch(), que adiciona o modulo dentro do controlador, usando o comando core.registerNew(NomeDaClasse)</text:p>
      <text:p text:style-name="P20"/>
      <text:p text:style-name="P20">-Objetos podem levantar eventos, e tratá-los</text:p>
      <text:p text:style-name="P20"/>
      <text:p text:style-name="P20">-Para tratar o evento levantado por uma outra classe/objeto, basta definir a função como _handle_NomeDoEvento</text:p>
      <text:p text:style-name="P20">-Além disso, deve se usar a função listenTo(Objeto com os eventos)</text:p>
      <text:p text:style-name="P20">-Fazer com que a classe herde da classe EventMixin</text:p>
      <text:p text:style-name="P20"/>
      <text:p text:style-name="P20">-Não se pode colocar a extensão .py quando for chamar o modulo</text:p>
      <text:p text:style-name="P20"/>
      <text:p text:style-name="P20">-Para verificar as mensagens escritas no log.debug, usar o - - <text:s/>verbose quando for chamar o controlador. Ex: sudo ./pox.py --verbose module</text:p>
      <text:p text:style-name="P20"/>
      <text:p text:style-name="P21">Reuniao <text:span text:style-name="T14">com Klenilmar</text:span> 18/09</text:p>
      <text:p text:style-name="P21"/>
      <text:p text:style-name="P21">-<text:span text:style-name="T14">capture e o princial</text:span></text:p>
      <text:p text:style-name="P21"/>
      <text:p text:style-name="P21">-<text:span text:style-name="T15">Scripts</text:span></text:p>
      <text:p text:style-name="P21"><text:tab/><text:span text:style-name="T15">Criar o dataset, que já vem pacotes com rotulos</text:span></text:p>
      <text:p text:style-name="P21"/>
      <text:p text:style-name="P21"><text:tab/><text:span text:style-name="T15">Script shell, que já chama o video do youtube, e atraves do wireshark salva um arquivo .pcap</text:span></text:p>
      <text:p text:style-name="P21"><text:tab/><text:span text:style-name="T15">e o featureExtraction e chamado para extrair as caracteristicas dos pacotes salvos</text:span></text:p>
      <text:p text:style-name="P21"/>
      <text:p text:style-name="P22">Train:<text:span text:style-name="T16">abre os arquivos d categoria e rotulos, e criar uma base</text:span></text:p>
      <text:p text:style-name="P20"/>
      <text:p text:style-name="P20"/>
      <text:p text:style-name="P28">#captureModule</text:p>
      <text:p text:style-name="P28"/>
      <text:p text:style-name="P28">- A pasta model tem que estar em Mininet/pox/, dentro da pasta ext não funcio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09:48:14.540048264</meta:creation-date>
    <dc:date>2018-09-27T08:49:01.643188538</dc:date>
    <meta:editing-duration>PT10H4M35S</meta:editing-duration>
    <meta:editing-cycles>16</meta:editing-cycles>
    <meta:generator>LibreOffice/6.0.6.2$Linux_X86_64 LibreOffice_project/00m0$Build-2</meta:generator>
    <meta:document-statistic meta:table-count="0" meta:image-count="0" meta:object-count="0" meta:page-count="4" meta:paragraph-count="107" meta:word-count="932" meta:character-count="6018" meta:non-whitespace-character-count="5127"/>
  </office:meta>
</office:document-meta>
</file>